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automatic-styles>
    <style:style style:name="P1" style:family="paragraph" style:parent-style-name="Normal" style:master-page-name="Standard">
      <style:paragraph-properties fo:text-align="center" fo:line-height="110%" fo:margin-top="0.423cm" style:writing-mode="lr-tb"/>
    </style:style>
    <style:style style:name="T1_1" style:family="text">
      <style:text-properties fo:color="#000000" fo:font-size="18pt" style:font-size-asian="18pt"/>
    </style:style>
    <style:style style:name="P2" style:family="paragraph" style:parent-style-name="Normal">
      <style:paragraph-properties fo:text-align="center" fo:line-height="110%" fo:margin-top="0.423cm" style:writing-mode="lr-tb"/>
    </style:style>
    <style:style style:name="T2_1" style:family="text"/>
    <style:style style:name="P3" style:family="paragraph" style:parent-style-name="Normal">
      <style:paragraph-properties fo:line-height="110%" fo:margin-top="0.423cm" style:writing-mode="lr-tb"/>
    </style:style>
    <style:style style:name="T3_1" style:family="text">
      <style:text-properties fo:color="#000000"/>
    </style:style>
    <style:style style:name="P4" style:family="paragraph" style:parent-style-name="Normal">
      <style:paragraph-properties fo:line-height="110%" fo:margin-top="0.423cm" style:writing-mode="lr-tb"/>
    </style:style>
    <style:style style:name="T4_1" style:family="text">
      <style:text-properties fo:color="#000000"/>
    </style:style>
    <style:style style:name="P5" style:family="paragraph" style:parent-style-name="Normal">
      <style:paragraph-properties fo:line-height="110%" fo:margin-top="0.423cm" style:writing-mode="lr-tb"/>
    </style:style>
    <style:style style:name="T5_1" style:family="text"/>
    <style:style style:name="P6" style:family="paragraph" style:parent-style-name="Normal">
      <style:paragraph-properties fo:line-height="110%" fo:margin-top="0.423cm" style:writing-mode="lr-tb"/>
    </style:style>
    <style:style style:name="T6_1" style:family="text"/>
    <style:style style:name="P7" style:family="paragraph" style:parent-style-name="Normal">
      <style:paragraph-properties fo:line-height="110%" fo:margin-top="0.423cm" style:writing-mode="lr-tb"/>
    </style:style>
    <style:style style:name="T7_1" style:family="text">
      <style:text-properties fo:color="#000000" fo:font-weight="bold" style:font-weight-asian="bold"/>
    </style:style>
    <style:style style:name="T7_2" style:family="text">
      <style:text-properties fo:color="#000000"/>
    </style:style>
    <style:style style:name="P8" style:family="paragraph" style:parent-style-name="Normal">
      <style:paragraph-properties fo:line-height="110%" fo:margin-top="0.423cm" style:writing-mode="lr-tb"/>
    </style:style>
    <style:style style:name="T8_1" style:family="text">
      <style:text-properties fo:color="#000000"/>
    </style:style>
    <style:style style:name="P9" style:family="paragraph" style:parent-style-name="Normal">
      <style:paragraph-properties fo:line-height="110%" fo:margin-top="0.423cm" style:writing-mode="lr-tb"/>
    </style:style>
    <style:style style:name="T9_1" style:family="text">
      <style:text-properties fo:color="#000000"/>
    </style:style>
    <style:style style:name="P10" style:family="paragraph" style:parent-style-name="Normal">
      <style:paragraph-properties fo:line-height="110%" fo:margin-top="0.423cm" style:writing-mode="lr-tb"/>
    </style:style>
    <style:style style:name="T10_1" style:family="text">
      <style:text-properties fo:color="#000000"/>
    </style:style>
    <style:style style:name="P11" style:family="paragraph" style:parent-style-name="Normal">
      <style:paragraph-properties fo:line-height="110%" fo:margin-top="0.423cm" style:writing-mode="lr-tb"/>
    </style:style>
    <style:style style:name="T11_1" style:family="text">
      <style:text-properties fo:color="#000000" fo:font-weight="bold" style:font-weight-asian="bold"/>
    </style:style>
    <style:style style:name="T11_2" style:family="text">
      <style:text-properties fo:color="#000000"/>
    </style:style>
    <style:style style:name="P12" style:family="paragraph" style:parent-style-name="Normal">
      <style:paragraph-properties fo:line-height="110%" fo:margin-top="0.423cm" style:writing-mode="lr-tb"/>
    </style:style>
    <style:style style:name="T12_1" style:family="text">
      <style:text-properties fo:color="#000000"/>
    </style:style>
    <style:style style:name="P13" style:family="paragraph" style:parent-style-name="Normal">
      <style:paragraph-properties fo:line-height="110%" fo:margin-top="0.423cm" style:writing-mode="lr-tb"/>
    </style:style>
    <style:style style:name="T13_1" style:family="text">
      <style:text-properties fo:color="#000000"/>
    </style:style>
    <style:style style:name="P14" style:family="paragraph" style:parent-style-name="Normal">
      <style:paragraph-properties fo:line-height="110%" fo:margin-top="0.423cm" style:writing-mode="lr-tb"/>
    </style:style>
    <style:style style:name="T14_1" style:family="text">
      <style:text-properties fo:color="#000000"/>
    </style:style>
    <style:style style:name="P15" style:family="paragraph" style:parent-style-name="Normal">
      <style:paragraph-properties fo:line-height="110%" fo:margin-top="0.423cm" style:writing-mode="lr-tb"/>
    </style:style>
    <style:style style:name="T15_1" style:family="text">
      <style:text-properties fo:color="#000000" fo:font-weight="bold" style:font-weight-asian="bold"/>
    </style:style>
    <style:style style:name="P16" style:family="paragraph" style:parent-style-name="Normal">
      <style:paragraph-properties fo:line-height="110%" fo:margin-top="0.423cm" style:writing-mode="lr-tb"/>
    </style:style>
    <style:style style:name="T16_1" style:family="text">
      <style:text-properties fo:color="#000000"/>
    </style:style>
    <style:style style:name="P17" style:family="paragraph" style:parent-style-name="Normal">
      <style:paragraph-properties fo:line-height="100%" fo:margin-top="0.423cm" fo:margin-bottom="0cm" style:writing-mode="lr-tb"/>
    </style:style>
    <style:style style:name="P18" style:family="paragraph" style:parent-style-name="Normal"/>
  </office:automatic-styles>
  <office:body>
    <office:text>
      <text:p text:style-name="P1"><text:span text:style-name="T1_1">Una<text:s/>Sol·licitud<text:s/>/<text:s/>Instància</text:span></text:p>
      <text:p text:style-name="P2"><text:span text:style-name="T2_1"><text:line-break/></text:span></text:p>
      <text:p text:style-name="P3"><text:span text:style-name="T3_1">Julia<text:s/>Pons<text:s/>Salort,<text:s/>amb<text:s/>domicili<text:s/>a<text:s/>l’av.<text:s/>Central,<text:s/>59,<text:s/>7è<text:s/>1a,<text:s/>de<text:s/>Maó,<text:s/>amb</text:span></text:p>
      <text:p text:style-name="P4"><text:span text:style-name="T4_1">DNI<text:s/>núm.<text:s/>234353,<text:s/>telèfon<text:s/>27<text:s/>38<text:s/>29</text:span></text:p>
      <text:p text:style-name="P5"><text:span text:style-name="T5_1"><text:line-break/></text:span></text:p>
      <text:p text:style-name="P6"><text:span text:style-name="T6_1"><text:line-break/></text:span></text:p>
      <text:p text:style-name="P7"><text:span text:style-name="T7_1">EXPÒS:</text:span><text:span text:style-name="T7_2"><text:s/>som<text:s/>una<text:s/>llicenciada<text:s/>en<text:s/>Drets<text:s/>per<text:s/>la<text:s/>Universitat<text:s/>de<text:s/>Barcelona<text:s/>i<text:s/>treball<text:s/>des<text:s/>de<text:s/>fa<text:s/>7<text:s/>anys<text:s/>a<text:s/>al<text:s/>despatx<text:s/>d'assessoria<text:s/>financera<text:s/>Pujol<text:s/>i<text:s/>Associats.</text:span></text:p>
      <text:p text:style-name="P8"><text:span text:style-name="T8_1">Que<text:s/>m’he<text:s/>assabentat,<text:s/>per<text:s/>l’Ordre<text:s/>de<text:s/>data<text:s/>25<text:s/>-<text:s/>4<text:s/>-25,<text:s/>publicada<text:s/>en<text:s/>el<text:s/>BOIB<text:s/>núm.<text:s/>45/2025,<text:s/>que<text:s/>s’ofereix<text:s/>una<text:s/>plaça<text:s/>administrativa<text:s/>en<text:s/>una<text:s/>empresa<text:s/>pública.</text:span></text:p>
      <text:p text:style-name="P9"><text:span text:style-name="T9_1">Que<text:s/>complesc<text:s/>tots<text:s/>els<text:s/>requisits<text:s/>que<text:s/>s’hi<text:s/>demanen<text:s/>i<text:s/>aport<text:s/>la<text:s/>documentació<text:s/>corresponent.</text:span></text:p>
      <text:p text:style-name="P10"><text:span text:style-name="T10_1">Per<text:s/>tot<text:s/>açò,</text:span></text:p>
      <text:p text:style-name="P11"><text:span text:style-name="T11_1">SOL·LICIT:</text:span><text:span text:style-name="T11_2"><text:s/>Que<text:s/>sigui<text:s/>admesa<text:s/>aquesta<text:s/>sol·licitud<text:s/>per<text:s/>ocupar<text:s/>la<text:s/>plaça<text:s/>administrativa<text:s/>esmentada.</text:span></text:p>
      <text:p text:style-name="P12"><text:span text:style-name="T12_1">Maó,<text:s/>25<text:s/>de<text:s/>Abril<text:s/>de<text:s/>2025</text:span></text:p>
      <text:p text:style-name="P13"><text:span text:style-name="T13_1">[Signatura]</text:span></text:p>
      <text:p text:style-name="P14"><text:span text:style-name="T14_1">Julia<text:s/>Pons<text:s/>Salort</text:span></text:p>
      <text:p text:style-name="P15"><text:span text:style-name="T15_1">DEPARTAMENT<text:s/>DE<text:s/>RECURSOS<text:s/>HUMANS</text:span></text:p>
      <text:p text:style-name="P16"><text:span text:style-name="T16_1">Ajuntament<text:s/>de<text:s/>Maó</text:span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